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1" table:default-cell-style-name="ce1"/>
        <table:table-column table:style-name="co1" table:default-cell-style-name="ce1"/>
        <table:table-column table:style-name="co9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6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6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6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6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6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aja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office:value-type="float" office:value="0" table:formula="of:=[.D10]+[.E10]-[.F10]" table:style-name="ce26">
            <text:p>0</text:p>
          </table:table-cell>
          <table:table-cell table:style-name="ce20"/>
          <table:table-cell office:value-type="string" table:style-name="ce21">
            <text:p>Caja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1.01.01</text:p>
          </table:table-cell>
          <table:table-cell office:value-type="string" table:style-name="ce29">
            <text:p>Caja Chica</text:p>
          </table:table-cell>
          <table:table-cell table:style-name="ce22"/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1]+[.E11]-[.F11]" table:style-name="ce26">
            <text:p>0</text:p>
          </table:table-cell>
          <table:table-cell office:value-type="string" table:style-name="ce20">
            <text:p>1.1.01.01.01</text:p>
          </table:table-cell>
          <table:table-cell office:value-type="string" table:style-name="ce29">
            <text:p>Caja Chica</text:p>
          </table:table-cell>
          <table:table-cell office:value-type="float" office:value="0" table:style-name="ce27">
            <text:p>0</text:p>
          </table:table-cell>
          <table:table-cell office:value-type="float" office:value="0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/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Bancos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Bancos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1.01</text:p>
          </table:table-cell>
          <table:table-cell office:value-type="string" table:style-name="ce29">
            <text:p>Banco del Pichincha Cta. Cte. 3131409604</text:p>
          </table:table-cell>
          <table:table-cell table:style-name="ce30"/>
          <table:table-cell office:value-type="float" office:value="23122.639999999999" table:style-name="ce31">
            <office:annotation draw:style-name="a0" svg:x="6.10416666666667in" svg:y="2.60416666666667in" svg:width="1.5in" svg:height="0.822916666666667in">
              <dc:creator>MARKGG</dc:creator>
              <text:p><text:span text:style-name="T1">Según mayor de septiembre a diciembre el saldo incial es $23,109</text:span><text:span text:style-name="T1"/></text:p>
              <text:p/>
            </office:annotation>
            <text:p>23.123</text:p>
          </table:table-cell>
          <table:table-cell office:value-type="float" office:value="23350" table:formula="of:=23364.28-14.28" table:style-name="ce74">
            <office:annotation draw:style-name="a1" svg:x="7.10416666666667in" svg:y="2.61458333333333in" svg:width="1.5in" svg:height="0.822916666666667in">
              <dc:creator>MARKGG</dc:creator>
              <text:p><text:span text:style-name="T2">se disminuyo $14,28 para cuadrar saldo final con mayor</text:span></text:p>
              <text:p><text:span text:style-name="T2"/></text:p>
              <text:p/>
            </office:annotation>
            <text:p>23.350</text:p>
          </table:table-cell>
          <table:table-cell office:value-type="float" office:value="11691" table:style-name="ce25">
            <text:p>11.691</text:p>
          </table:table-cell>
          <table:table-cell office:value-type="float" office:value="34781.64" table:formula="of:=[.D14]+[.E14]-[.F14]" table:style-name="ce26">
            <text:p>34.782</text:p>
          </table:table-cell>
          <table:table-cell office:value-type="string" table:style-name="ce20">
            <text:p>1.1.02.01.01</text:p>
          </table:table-cell>
          <table:table-cell office:value-type="string" table:style-name="ce29">
            <text:p>Banco del Pichincha Cta. Cte. 3131409604</text:p>
          </table:table-cell>
          <table:table-cell office:value-type="float" office:value="15287.11" table:style-name="ce25">
            <text:p>15.287</text:p>
          </table:table-cell>
          <table:table-cell office:value-type="float" office:value="19494.53" table:formula="of:=+[.G14]-[.J14]" table:style-name="ce28">
            <text:p>19.49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1.02</text:p>
          </table:table-cell>
          <table:table-cell office:value-type="string" table:style-name="ce29">
            <text:p>Banco Guayaquil Cta Cte #00267834-9</text:p>
          </table:table-cell>
          <table:table-cell table:style-name="ce30"/>
          <table:table-cell office:value-type="float" office:value="35175.79" table:style-name="ce25">
            <text:p>35.176</text:p>
          </table:table-cell>
          <table:table-cell office:value-type="float" office:value="11241.29" table:style-name="ce24">
            <text:p>11.241</text:p>
          </table:table-cell>
          <table:table-cell office:value-type="float" office:value="563.91" table:style-name="ce25">
            <text:p>564</text:p>
          </table:table-cell>
          <table:table-cell office:value-type="float" office:value="45853.17" table:formula="of:=[.D15]+[.E15]-[.F15]" table:style-name="ce26">
            <text:p>45.853</text:p>
          </table:table-cell>
          <table:table-cell office:value-type="string" table:style-name="ce20">
            <text:p>1.1.02.01.02</text:p>
          </table:table-cell>
          <table:table-cell office:value-type="string" table:style-name="ce29">
            <text:p>Banco Guayaquil Cta Cte #00267834-9</text:p>
          </table:table-cell>
          <table:table-cell office:value-type="float" office:value="13072.77" table:style-name="ce25">
            <text:p>13.073</text:p>
          </table:table-cell>
          <table:table-cell office:value-type="float" office:value="32780.399999999994" table:formula="of:=+[.G15]-[.J15]" table:style-name="ce28">
            <text:p>32.78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1.03</text:p>
          </table:table-cell>
          <table:table-cell office:value-type="string" table:style-name="ce29">
            <text:p>Banco del Pacifico Cta. Cte. # 0554910-8</text:p>
          </table:table-cell>
          <table:table-cell table:style-name="ce30"/>
          <table:table-cell office:value-type="float" office:value="96361.47" table:style-name="ce75">
            <office:annotation draw:style-name="a2" svg:x="6.11458333333333in" svg:y="3.01041666666667in" svg:width="1.5in" svg:height="0.822916666666667in">
              <dc:creator>MARKGG</dc:creator>
              <text:p><text:span text:style-name="T2">Según mayor de septiembre a diciembre el saldo inicial es $96,486</text:span></text:p>
              <text:p/>
            </office:annotation>
            <text:p>96.361</text:p>
          </table:table-cell>
          <table:table-cell office:value-type="float" office:value="131117" table:formula="of:=130992.71+124.29" table:style-name="ce74">
            <office:annotation draw:style-name="a3" svg:x="7.10416666666667in" svg:y="3.01041666666667in" svg:width="1.5in" svg:height="0.822916666666667in">
              <dc:creator>MARKGG</dc:creator>
              <text:p><text:span text:style-name="T2">Se aumento $124,29 para cuadrar con saldo final en mayor</text:span></text:p>
              <text:p><text:span text:style-name="T2"/></text:p>
              <text:p/>
            </office:annotation>
            <text:p>131.117</text:p>
          </table:table-cell>
          <table:table-cell office:value-type="float" office:value="93992.24" table:style-name="ce25">
            <text:p>93.992</text:p>
          </table:table-cell>
          <table:table-cell office:value-type="float" office:value="133486.22999999998" table:formula="of:=[.D16]+[.E16]-[.F16]" table:style-name="ce26">
            <text:p>133.486</text:p>
          </table:table-cell>
          <table:table-cell office:value-type="string" table:style-name="ce20">
            <text:p>1.1.02.01.03</text:p>
          </table:table-cell>
          <table:table-cell office:value-type="string" table:style-name="ce29">
            <text:p>Banco del Pacifico Cta. Cte. # 0554910-8</text:p>
          </table:table-cell>
          <table:table-cell office:value-type="float" office:value="58382.89" table:style-name="ce25">
            <text:p>58.383</text:p>
          </table:table-cell>
          <table:table-cell office:value-type="float" office:value="75103.339999999982" table:formula="of:=+[.G16]-[.J16]" table:style-name="ce28">
            <text:p>75.10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1.04</text:p>
          </table:table-cell>
          <table:table-cell office:value-type="string" table:style-name="ce29">
            <text:p>Banco International Cta. Cte. # 140-060210-9</text:p>
          </table:table-cell>
          <table:table-cell table:style-name="ce30"/>
          <table:table-cell office:value-type="float" office:value="764.58" table:style-name="ce25">
            <text:p>765</text:p>
          </table:table-cell>
          <table:table-cell office:value-type="float" office:value="231.28" table:style-name="ce24">
            <text:p>231</text:p>
          </table:table-cell>
          <table:table-cell office:value-type="float" office:value="0" table:style-name="ce25">
            <text:p>0</text:p>
          </table:table-cell>
          <table:table-cell office:value-type="float" office:value="995.86" table:formula="of:=[.D17]+[.E17]-[.F17]" table:style-name="ce26">
            <text:p>996</text:p>
          </table:table-cell>
          <table:table-cell office:value-type="string" table:style-name="ce20">
            <text:p>1.1.02.01.04</text:p>
          </table:table-cell>
          <table:table-cell office:value-type="string" table:style-name="ce29">
            <text:p>Banco International Cta. Cte. # 140-060210-9</text:p>
          </table:table-cell>
          <table:table-cell office:value-type="float" office:value="356.12" table:style-name="ce25">
            <text:p>356</text:p>
          </table:table-cell>
          <table:table-cell office:value-type="float" office:value="639.74" table:formula="of:=+[.G17]-[.J17]" table:style-name="ce28">
            <text:p>64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1.05</text:p>
          </table:table-cell>
          <table:table-cell office:value-type="string" table:style-name="ce29">
            <text:p>Produbanco Cta. Cte. #02006106151</text:p>
          </table:table-cell>
          <table:table-cell table:style-name="ce30"/>
          <table:table-cell office:value-type="float" office:value="134604.21" table:style-name="ce32">
            <text:p>134.604</text:p>
          </table:table-cell>
          <table:table-cell office:value-type="float" office:value="149262.99" table:style-name="ce24">
            <text:p>149.263</text:p>
          </table:table-cell>
          <table:table-cell office:value-type="float" office:value="113490" table:style-name="ce25">
            <text:p>113.490</text:p>
          </table:table-cell>
          <table:table-cell office:value-type="float" office:value="170377.19999999995" table:formula="of:=[.D18]+[.E18]-[.F18]" table:style-name="ce26">
            <text:p>170.377</text:p>
          </table:table-cell>
          <table:table-cell office:value-type="string" table:style-name="ce20">
            <text:p>1.1.02.01.05</text:p>
          </table:table-cell>
          <table:table-cell office:value-type="string" table:style-name="ce29">
            <text:p>Produbanco Cta. Cte. #02006106151</text:p>
          </table:table-cell>
          <table:table-cell office:value-type="float" office:value="44429.07" table:style-name="ce25">
            <text:p>44.429</text:p>
          </table:table-cell>
          <table:table-cell office:value-type="float" office:value="125948.12999999995" table:formula="of:=+[.G18]-[.J18]" table:style-name="ce28">
            <text:p>125.94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Tarjetas de Crédito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Tarjetas de Crédito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2.01</text:p>
          </table:table-cell>
          <table:table-cell office:value-type="string" table:style-name="ce29">
            <text:p>Visa Mastercard – bco. Pacifico</text:p>
          </table:table-cell>
          <table:table-cell table:style-name="ce30"/>
          <table:table-cell office:value-type="float" office:value="-16.05" table:style-name="ce25">
            <text:p>-16</text:p>
          </table:table-cell>
          <table:table-cell office:value-type="float" office:value="3340.92" table:style-name="ce24">
            <text:p>3.341</text:p>
          </table:table-cell>
          <table:table-cell office:value-type="float" office:value="3349.92" table:style-name="ce25">
            <text:p>3.350</text:p>
          </table:table-cell>
          <table:table-cell office:value-type="float" office:value="-25.050000000000182" table:formula="of:=[.D21]+[.E21]-[.F21]" table:style-name="ce26">
            <text:p>-25</text:p>
          </table:table-cell>
          <table:table-cell office:value-type="string" table:style-name="ce20">
            <text:p>1.1.02.02.01</text:p>
          </table:table-cell>
          <table:table-cell office:value-type="string" table:style-name="ce29">
            <text:p>Visa Mastercard – bco. Pacifico</text:p>
          </table:table-cell>
          <table:table-cell office:value-type="float" office:value="-16.05" table:style-name="ce25">
            <text:p>-16</text:p>
          </table:table-cell>
          <table:table-cell office:value-type="float" office:value="-9.0000000000001812" table:formula="of:=+[.G21]-[.J21]" table:style-name="ce28">
            <text:p>-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9">
            <text:p>American Expres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423.07" table:style-name="ce24">
            <text:p>423</text:p>
          </table:table-cell>
          <table:table-cell office:value-type="float" office:value="423.07" table:style-name="ce25">
            <text:p>423</text:p>
          </table:table-cell>
          <table:table-cell office:value-type="float" office:value="0" table:formula="of:=[.D22]+[.E22]-[.F22]" table:style-name="ce26">
            <text:p>0</text:p>
          </table:table-cell>
          <table:table-cell table:style-name="ce20"/>
          <table:table-cell office:value-type="string" table:style-name="ce29">
            <text:p>American Expres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22]-[.J22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1.02.02.02</text:p>
          </table:table-cell>
          <table:table-cell office:value-type="string" table:style-name="ce29">
            <text:p>Diners Club<text:s/></text:p>
          </table:table-cell>
          <table:table-cell table:style-name="ce30"/>
          <table:table-cell office:value-type="float" office:value="2.33" table:style-name="ce25">
            <text:p>2</text:p>
          </table:table-cell>
          <table:table-cell office:value-type="float" office:value="1924.23" table:style-name="ce24">
            <text:p>1.924</text:p>
          </table:table-cell>
          <table:table-cell office:value-type="float" office:value="1933.38" table:style-name="ce25">
            <text:p>1.933</text:p>
          </table:table-cell>
          <table:table-cell office:value-type="float" office:value="-6.8200000000001637" table:formula="of:=[.D23]+[.E23]-[.F23]" table:style-name="ce26">
            <text:p>-7</text:p>
          </table:table-cell>
          <table:table-cell office:value-type="string" table:style-name="ce20">
            <text:p>1.1.02.02.02</text:p>
          </table:table-cell>
          <table:table-cell office:value-type="string" table:style-name="ce29">
            <text:p>Diners Club<text:s/></text:p>
          </table:table-cell>
          <table:table-cell office:value-type="float" office:value="2.33" table:style-name="ce25">
            <text:p>2</text:p>
          </table:table-cell>
          <table:table-cell office:value-type="float" office:value="-9.1500000000001638" table:formula="of:=+[.G23]-[.J23]" table:style-name="ce28">
            <text:p>-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9">
            <text:p>Discover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51.95" table:style-name="ce24">
            <text:p>52</text:p>
          </table:table-cell>
          <table:table-cell office:value-type="float" office:value="42.8" table:style-name="ce25">
            <text:p>43</text:p>
          </table:table-cell>
          <table:table-cell office:value-type="float" office:value="9.1500000000000057" table:formula="of:=[.D24]+[.E24]-[.F24]" table:style-name="ce26">
            <text:p>9</text:p>
          </table:table-cell>
          <table:table-cell table:style-name="ce20"/>
          <table:table-cell office:value-type="string" table:style-name="ce29">
            <text:p>Discover</text:p>
          </table:table-cell>
          <table:table-cell office:value-type="float" office:value="0" table:style-name="ce25">
            <text:p>0</text:p>
          </table:table-cell>
          <table:table-cell office:value-type="float" office:value="9.1500000000000057" table:formula="of:=+[.G24]-[.J24]" table:style-name="ce28">
            <text:p>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3"/>
          <table:table-cell table:number-columns-repeated="2" table:style-name="ce34"/>
          <table:table-cell table:number-columns-repeated="3" table:style-name="ce35"/>
          <table:table-cell table:style-name="ce26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90014.96999999997" table:formula="of:=SUM([.D9:.D25])" table:style-name="ce42">
            <text:p>290.015</text:p>
          </table:table-cell>
          <table:table-cell office:value-type="float" office:value="320942.73" table:formula="of:=SUM([.E9:.E25])" table:style-name="ce42">
            <text:p>320.943</text:p>
          </table:table-cell>
          <table:table-cell office:value-type="float" office:value="225486.32000000004" table:formula="of:=SUM([.F9:.F25])" table:style-name="ce42">
            <text:p>225.486</text:p>
          </table:table-cell>
          <table:table-cell office:value-type="float" office:value="385471.37999999995" table:formula="of:=SUM([.G9:.G25])" table:style-name="ce42">
            <text:p>385.471</text:p>
          </table:table-cell>
          <table:table-cell table:number-columns-repeated="2" table:style-name="ce40"/>
          <table:table-cell office:value-type="float" office:value="131514.23999999999" table:formula="of:=SUM([.J9:.J25])" table:style-name="ce42">
            <text:p>131.514</text:p>
          </table:table-cell>
          <table:table-cell office:value-type="float" office:value="253957.13999999993" table:formula="of:=SUM([.K9:.K25])" table:style-name="ce43">
            <text:p>253.957</text:p>
          </table:table-cell>
          <table:table-cell table:style-name="ce44"/>
          <table:table-cell table:number-columns-repeated="16372" table:style-name="ce45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2"/>
          <table:table-cell table:style-name="ce53"/>
          <table:table-cell table:style-name="ce54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Caja</text:p>
          </table:table-cell>
          <table:table-cell table:style-name="ce55"/>
          <table:table-cell office:value-type="float" office:value="0" table:formula="of:=SUM([.G10:.G12])" table:style-name="ce56">
            <text:p>0</text:p>
          </table:table-cell>
          <table:table-cell office:value-type="float" office:value="0" table:formula="of:=SUM([.J10:.J12])" table:style-name="ce56">
            <text:p>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Inversiones a Corto Plazo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float" office:value="8650" table:style-name="ce56">
            <text:p>8.65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Depósitos en Cuentas Corrientes Locales</text:p>
          </table:table-cell>
          <table:table-cell table:style-name="ce55"/>
          <table:table-cell office:value-type="float" office:value="385471.37999999995" table:formula="of:=SUM([.G13:.G25])" table:style-name="ce56">
            <text:p>385.471</text:p>
          </table:table-cell>
          <table:table-cell office:value-type="float" office:value="131514.23999999999" table:formula="of:=SUM([.J13:.J25])" table:style-name="ce56">
            <text:p>131.51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7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Total</text:p>
          </table:table-cell>
          <table:table-cell table:style-name="ce59"/>
          <table:table-cell office:value-type="float" office:value="385471.37999999995" table:formula="of:=+SUM([.D31:.D34])" table:style-name="ce42">
            <text:p>385.471</text:p>
          </table:table-cell>
          <table:table-cell office:value-type="float" office:value="140164.24" table:formula="of:=+SUM([.E31:.E34])" table:style-name="ce42">
            <text:p>140.16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0">
            <text:p>Fuente:</text:p>
          </table:table-cell>
          <table:table-cell table:number-columns-repeated="9" table:style-name="ce61"/>
          <table:table-cell table:style-name="ce62"/>
          <table:table-cell table:style-name="ce5"/>
          <table:table-cell table:number-columns-repeated="16372"/>
        </table:table-row>
        <table:table-row table:style-name="ro1">
          <table:table-cell office:value-type="string" table:style-name="ce63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3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Trabajo realizado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3"/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Conclusiones:</text:p>
          </table:table-cell>
          <table:table-cell table:number-columns-repeated="9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4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18:14:14Z</dc:date>
    <meta:editing-cycles>7</meta:editing-cycles>
    <meta:editing-duration>PT4872S</meta:editing-duration>
  </office:meta>
</office:document-meta>
</file>